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c49a" officeooo:paragraph-rsid="0012c49a"/>
    </style:style>
    <style:style style:name="P2" style:family="paragraph" style:parent-style-name="Standard">
      <style:text-properties officeooo:rsid="00136efc" officeooo:paragraph-rsid="00136efc"/>
    </style:style>
    <style:style style:name="P3" style:family="paragraph" style:parent-style-name="Standard">
      <style:text-properties officeooo:rsid="00136efc" officeooo:paragraph-rsid="00136efc"/>
    </style:style>
    <style:style style:name="T1" style:family="text">
      <style:text-properties officeooo:rsid="00136e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travel blog notes</text:p>
      <text:p text:style-name="P1"/>
      <text:p text:style-name="P1">"“The World is a book, and those who do not travel&lt;br&gt;read only a page.” – St. Augustine"</text:p>
      <text:p text:style-name="P1"/>
      <text:p text:style-name="P1">---</text:p>
      <text:p text:style-name="P1">title: "Welcome <text:span text:style-name="T1">t</text:span>o <text:span text:style-name="T1">m</text:span>y <text:span text:style-name="T1">travel b</text:span>log"</text:p>
      <text:p text:style-name="P1">author: ""</text:p>
      <text:p text:style-name="P1">date: "2024-02-10"</text:p>
      <text:p text:style-name="P1">categories: [news, fish]</text:p>
      <text:p text:style-name="P1">---</text:p>
      <text:p text:style-name="P1">![](thumbnail.jpg)</text:p>
      <text:p text:style-name="P1"/>
      <text:p text:style-name="P2">I was previously posting my travel reports on Google’s Blogger.com, which worked fine, except sometimes the formatting was a little tricky and didn’t render the way I was expecting. This new blog is hosted on GitHub and rendered with Quarto, which so far seems to work just fine. </text:p>
      <text:p text:style-name="P2"/>
      <text:p text:style-name="P2">## Thursday, February 22, 2024: Travel day – flying to Miami</text:p>
      <text:p text:style-name="P2">Becky and I are flying to Miami today to catch a seven day Caribbean cruise on the Norwegian Joy. The cruise is a round trip from Miami, and we will stop at four ports: Roatán in Honduras, Harvest Caye (NCL’s private island) in Belize, Costa Maya in Mexico and Cozumel in Mexico. Along the way we will have two sea days.</text:p>
      <text:p text:style-name="P2"/>
      <text:p text:style-name="P2">Our trip started with an early morning drive to Van Nuys to catch the Flyaway bus to LAX. </text:p>
      <text:p text:style-name="P2"/>
      <text:p text:style-name="P2">## testing some figure layouts</text:p>
      <text:p text:style-name="P2"/>
      <text:p text:style-name="P2">::: {layout-ncol=2}</text:p>
      <text:p text:style-name="P2">![Lorem ipsum dolor sit amet, consectetur adipiscing elit, sed do eiusmod tempor incididunt ut labore et dolore magna aliqua. Dignissim suspendisse in est ante in nibh mauris.](IMG_20230620_101213252_HDR.jpg)</text:p>
      <text:p text:style-name="P2"/>
      <text:p text:style-name="P2">![Pharetra sit amet aliquam id diam maecenas ultricies. Urna et pharetra pharetra massa massa ultricies mi.](IMG_20230620_123233913_HDR.jpg)</text:p>
      <text:p text:style-name="P2">:::</text:p>
      <text:p text:style-name="P2"/>
      <text:p text:style-name="P2"/>
      <text:p text:style-name="P2">## two rows</text:p>
      <text:p text:style-name="P2"/>
      <text:p text:style-name="P2">::: {layout-nrow=2}</text:p>
      <text:p text:style-name="P2">![Viverra vitae congue eu consequat ac felis donec et.](IMG_20230620_101213252_HDR.jpg)</text:p>
      <text:p text:style-name="P2"/>
      <text:p text:style-name="P2">![Condimentum vitae sapien pellentesque habitant morbi tristique senectus.](IMG_20230621_133301842_HDR.jpg)</text:p>
      <text:p text:style-name="P2"/>
      <text:p text:style-name="P2">![Consequat ac felis donec et odio pellentesque diam volutpat commodo. ](IMG_20230620_141652826_HDR.jpg)</text:p>
      <text:p text:style-name="P2"/>
      <text:p text:style-name="P2">![Mauris augue neque gravida in fermentum et sollicitudin ac orci.](IMG_20230621_131407569_HDR.jpg)</text:p>
      <text:p text:style-name="P2"><text:soft-page-break/>:::</text:p>
      <text:p text:style-name="P2"/>
      <text:p text:style-name="P2"/>
      <text:p text:style-name="P2">## something different</text:p>
      <text:p text:style-name="P2"/>
      <text:p text:style-name="P2">::: {layout="[[1,1], [1]]"}</text:p>
      <text:p text:style-name="P2">![Lectus mauris ultrices eros in cursus turpis massa tincidunt dui. Egestas dui id ornare arcu odio ut sem nulla pharetra. Lorem dolor sed viverra ipsum nunc aliquet bibendum. Adipiscing bibendum est ultricies integer quis auctor elit sed.](IMG_20230621_131407569_HDR.jpg)</text:p>
      <text:p text:style-name="P2"/>
      <text:p text:style-name="P2">![Viverra vitae congue eu consequat ac felis donec et. Faucibus scelerisque eleifend donec pretium vulputate sapien nec sagittis aliquam. Ut sem nulla pharetra diam sit. Et pharetra pharetra massa massa ultricies mi. Consequat ac felis donec et odio pellentesque diam. Leo in vitae turpis massa sed.](IMG_20230620_123233913_HDR.jpg)</text:p>
      <text:p text:style-name="P2"/>
      <text:p text:style-name="P2">![Etiam tempor orci eu lobortis elementum nibh tellus.](IMG_20230620_101213252_HDR.jpg)</text:p>
      <text:p text:style-name="P2">:::</text:p>
      <text:p text:style-name="P2"/>
      <text:p text:style-name="P2">### the end</text:p>
      <text:p text:style-name="P2"/>
      <text:p text:style-name="P2"/>
      <text:p text:style-name="P2">test edit</text:p>
      <text:p text:style-name="P2"/>
      <text:p text:style-name="P2">test edit for upload to github w/o rebuilding</text:p>
      <text:p text:style-name="P2"/>
      <text:p text:style-name="P2"># 7-Day Caribbean Round-trip Miami</text:p>
      <text:p text:style-name="P2"/>
      <text:p text:style-name="P2"/>
      <text:p text:style-name="P2">## testing some figure layouts</text:p>
      <text:p text:style-name="P2"/>
      <text:p text:style-name="P2">::: {layout-ncol=2}</text:p>
      <text:p text:style-name="P2">![Lorem ipsum dolor sit amet, consectetur adipiscing elit, sed do eiusmod tempor incididunt ut labore et dolore magna aliqua. Dignissim suspendisse in est ante in nibh mauris.](IMG_20230620_101213252_HDR.jpg){#fig-misc1}</text:p>
      <text:p text:style-name="P2"/>
      <text:p text:style-name="P2">![Pharetra sit amet aliquam id diam maecenas ultricies. Urna et pharetra pharetra massa massa ultricies mi.](IMG_20230620_123233913_HDR.jpg){#fig-misc2}</text:p>
      <text:p text:style-name="P2">:::</text:p>
      <text:p text:style-name="P2"/>
      <text:p text:style-name="P2"/>
      <text:p text:style-name="P2">### two rows</text:p>
      <text:p text:style-name="P2"/>
      <text:p text:style-name="P2">::: {layout-nrow=2}</text:p>
      <text:p text:style-name="P2">![Viverra vitae congue eu consequat ac felis donec et.](IMG_20230620_101213252_HDR.jpg)</text:p>
      <text:p text:style-name="P2"/>
      <text:p text:style-name="P2">![Condimentum vitae sapien pellentesque habitant morbi tristique senectus.](IMG_20230621_133301842_HDR.jpg)</text:p>
      <text:p text:style-name="P2"/>
      <text:p text:style-name="P2"><text:soft-page-break/>![Consequat ac felis donec et odio pellentesque diam volutpat commodo. ](IMG_20230620_141652826_HDR.jpg)</text:p>
      <text:p text:style-name="P2"/>
      <text:p text:style-name="P2">![Mauris augue neque gravida in fermentum et sollicitudin ac orci.](IMG_20230621_131407569_HDR.jpg)</text:p>
      <text:p text:style-name="P2">:::</text:p>
      <text:p text:style-name="P2"/>
      <text:p text:style-name="P2"/>
      <text:p text:style-name="P2">#### something different</text:p>
      <text:p text:style-name="P2"/>
      <text:p text:style-name="P2">::: {layout="[[1,1], [1]]"}</text:p>
      <text:p text:style-name="P2">![Lectus mauris ultrices eros in cursus turpis massa tincidunt dui. Egestas dui id ornare arcu odio ut sem nulla pharetra. Lorem dolor sed viverra ipsum nunc aliquet bibendum. Adipiscing bibendum est ultricies integer quis auctor elit sed.](IMG_20230621_131407569_HDR.jpg)</text:p>
      <text:p text:style-name="P2"/>
      <text:p text:style-name="P2">![Viverra vitae congue eu consequat ac felis donec et. Faucibus scelerisque eleifend donec pretium vulputate sapien nec sagittis aliquam. Ut sem nulla pharetra diam sit. Et pharetra pharetra massa massa ultricies mi. Consequat ac felis donec et odio pellentesque diam. Leo in vitae turpis massa sed.](IMG_20230620_123233913_HDR.jpg)</text:p>
      <text:p text:style-name="P2"/>
      <text:p text:style-name="P2">![Etiam tempor orci eu lobortis elementum nibh tellus.](IMG_20230620_101213252_HDR.jpg)</text:p>
      <text:p text:style-name="P2">:::</text:p>
      <text:p text:style-name="P2"/>
      <text:p text:style-name="P2">##### the end</text:p>
      <text:p text:style-name="P2"/>
      <text:p text:style-name="P2"/>
      <text:p text:style-name="P2"/>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7:47:03.562631436</meta:creation-date>
    <dc:date>2024-02-16T20:29:13.175689457</dc:date>
    <meta:editing-duration>PT11M9S</meta:editing-duration>
    <meta:editing-cycles>4</meta:editing-cycles>
    <meta:generator>LibreOffice/7.3.7.2$Linux_X86_64 LibreOffice_project/30$Build-2</meta:generator>
    <meta:document-statistic meta:table-count="0" meta:image-count="0" meta:object-count="0" meta:page-count="3" meta:paragraph-count="54" meta:word-count="580" meta:character-count="4255" meta:non-whitespace-character-count="3725"/>
  </office:meta>
</office:document-meta>
</file>